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f1eba" officeooo:paragraph-rsid="006f1eba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able_20_Contents">
      <style:text-properties style:text-underline-style="none" officeooo:rsid="0061d3c5" officeooo:paragraph-rsid="00743f45"/>
    </style:style>
    <style:style style:name="P11" style:family="paragraph" style:parent-style-name="Table_20_Contents">
      <style:text-properties style:text-underline-style="none" officeooo:rsid="0061d3c5" officeooo:paragraph-rsid="00759d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43f45" style:font-weight-asian="bold" style:font-weight-complex="bold"/>
    </style:style>
    <style:style style:name="T4" style:family="text">
      <style:text-properties officeooo:rsid="006f1eba"/>
    </style:style>
    <style:style style:name="T5" style:family="text">
      <style:text-properties fo:font-variant="normal" fo:text-transform="none" fo:color="#202124" fo:letter-spacing="normal"/>
    </style:style>
    <style:style style:name="T6" style:family="text">
      <style:text-properties fo:font-variant="normal" fo:text-transform="none" fo:color="#202124" fo:letter-spacing="normal" officeooo:rsid="00759deb"/>
    </style:style>
    <style:style style:name="T7" style:family="text">
      <style:text-properties officeooo:rsid="00759d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Consumo enerxétic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<text:span text:style-name="T4">Un disco duro <text:s/>de 2TiB ten unha potencia de traballo media de 8W. Se o temos en funcionamento 24 horas ao día, cal é o seu gasto eléctrico mensual (30 días) se a compañía eléctrica cóbranos 0,20 euros por cada kWh?</text:span></text:p>
          </table:table-cell>
        </table:table-row>
        <table:table-row>
          <table:table-cell table:style-name="Tabla4.A2" table:number-columns-spanned="2" office:value-type="string">
            <text:p text:style-name="P8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p=w / t</text:p>
            <text:p text:style-name="P10"><text:span text:style-name="T5"/></text:p>
            <text:p text:style-name="P11">w=p<text:span text:style-name="T7">(kw)*t(1/h)=kw/h</text:span></text:p>
            <text:p text:style-name="P11"><text:span text:style-name="T5"/></text:p>
            <text:p text:style-name="P11"><text:span text:style-name="T6">w -&gt; kw = </text:span>8/1000 = 0,008 kw<text:span text:style-name="T5"> </text:span></text:p>
            <text:p text:style-name="P10"><text:span text:style-name="T5"/></text:p>
            <text:p text:style-name="P10">W= 0,008*24*30 = 5,76 kw/h</text:p>
            <text:p text:style-name="P10"><text:span text:style-name="T5"/></text:p>
            <text:p text:style-name="P10">5,76*0,20 = 1.15 <text:span text:style-name="T7">€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03T15:45:14.793000000</dc:date>
    <meta:editing-duration>PT9H19M32S</meta:editing-duration>
    <meta:editing-cycles>161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3" meta:word-count="71" meta:character-count="372" meta:non-whitespace-character-count="307"/>
  </office:meta>
</office:document-meta>
</file>